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top="0mm" fo:margin-bottom="0mm" fo:text-align="center" style:justify-single-word="false"/>
    </style:style>
    <style:style style:name="P4" style:family="paragraph" style:parent-style-name="Standard">
      <style:paragraph-properties fo:margin-top="0mm" fo:margin-bottom="0mm" fo:text-align="justify" style:justify-single-word="false"/>
    </style:style>
    <style:style style:name="P5" style:family="paragraph" style:parent-style-name="Standard">
      <style:paragraph-properties fo:margin-top="0mm" fo:margin-bottom="0mm" fo:line-height="100%" fo:text-align="justify" style:justify-single-word="false"/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 fo:margin-top="0mm" fo:margin-bottom="0mm" fo:line-height="100%" fo:text-align="justify" style:justify-single-word="false"/>
    </style:style>
    <style:style style:name="P7" style:family="paragraph" style:parent-style-name="Standard" style:master-page-name="Standard">
      <style:paragraph-properties fo:margin-top="0mm" fo:margin-bottom="0mm" fo:text-align="center" style:justify-single-word="false" style:page-number="auto"/>
    </style:style>
    <style:style style:name="P8" style:family="paragraph" style:parent-style-name="No_20_Spacing">
      <style:paragraph-properties fo:text-align="justify" style:justify-single-word="false"/>
    </style:style>
    <style:style style:name="P9" style:family="paragraph" style:parent-style-name="No_20_Spacing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0" style:family="paragraph" style:parent-style-name="No_20_Spacing">
      <style:paragraph-properties fo:margin-left="12.7mm" fo:margin-right="0mm" fo:text-align="justify" style:justify-single-word="false" fo:text-indent="-12.7mm" style:auto-text-indent="false"/>
    </style:style>
    <style:style style:name="T1" style:family="text">
      <style:text-properties style:font-name="Century Gothic" fo:font-size="12pt" fo:font-weight="bold" style:font-size-asian="12pt" style:font-weight-asian="bold" style:font-size-complex="12pt"/>
    </style:style>
    <style:style style:name="T2" style:family="text">
      <style:text-properties style:font-name="Century Gothic" fo:font-weight="bold" style:font-weight-asian="bold"/>
    </style:style>
    <style:style style:name="T3" style:family="text">
      <style:text-properties style:font-name="Century Gothic" fo:font-size="10pt" style:font-size-asian="10pt" style:font-size-complex="10pt"/>
    </style:style>
    <style:style style:name="T4" style:family="text">
      <style:text-properties style:font-name="Century Gothic" fo:font-size="10pt" fo:language="en" fo:country="US" style:font-size-asian="10pt" style:font-size-complex="10pt"/>
    </style:style>
    <style:style style:name="T5" style:family="text">
      <style:text-properties style:font-name="Century Gothic" fo:font-size="10pt" fo:language="en" fo:country="US" fo:font-weight="bold" style:font-size-asian="10pt" style:font-weight-asian="bold" style:font-size-complex="10pt"/>
    </style:style>
    <style:style style:name="T6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7" style:family="text">
      <style:text-properties style:font-name="Century Gothic" fo:font-size="10pt" fo:font-weight="bold" style:font-size-asian="10pt" style:font-weight-asian="bold" style:font-size-complex="10pt"/>
    </style:style>
    <style:style style:name="T8" style:family="text">
      <style:text-properties style:font-name="Century Gothic" fo:language="en" fo:country="U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BS BUSINESS MANAGEMENT PTE LTD</text:span></text:p>
      <text:p text:style-name="P3"><text:span text:style-name="T2"><text:s/></text:span><text:span text:style-name="T3">(UEN# 201317524H)</text:span></text:p>
      <text:p text:style-name="P3"><text:span text:style-name="T3">Blk 531 Upper Cross Street</text:span></text:p>
      <text:p text:style-name="P3"><text:span text:style-name="T3">#04-52 Hong Lim Complex Singapore 050531</text:span></text:p>
      <text:p text:style-name="P1"/>
      <text:p text:style-name="P1"/>
      <text:p text:style-name="P2"><text:span text:style-name="T3">Date : DDMMYYYY</text:span></text:p>
      <text:p text:style-name="P1"/>
      <text:p text:style-name="P4"><text:span text:style-name="T8">AAA</text:span></text:p>
      <text:p text:style-name="P4"><text:span text:style-name="T5">UEN : BBB</text:span></text:p>
      <text:p text:style-name="P4"><text:span text:style-name="T4">Add-1</text:span></text:p>
      <text:p text:style-name="P4"><text:span text:style-name="T4">Add-2</text:span></text:p>
      <text:p text:style-name="P4"><text:span text:style-name="T4">Add-3</text:span></text:p>
      <text:p text:style-name="P4"><text:span text:style-name="T6">Attn: CCC</text:span></text:p>
      <text:p text:style-name="P1"/>
      <text:p text:style-name="P2"><text:span text:style-name="T3">Dear Sir</text:span></text:p>
      <text:p text:style-name="P1"/>
      <text:p text:style-name="No_20_Spacing"><text:span text:style-name="T7">RE : AAA (UEN :)</text:span><text:bookmark text:name="_GoBack"/><text:span text:style-name="T7">- “the Company”</text:span></text:p>
      <text:p text:style-name="No_20_Spacing"><text:span text:style-name="T6"><text:s text:c="7"/>CORPORATE SECRETARIAL SERVICES</text:span></text:p>
      <text:p text:style-name="P1"/>
      <text:p text:style-name="P2"><text:span text:style-name="T3">We are pleased to be appointed as corporate secretarial agent of “the Company”. <text:s/>This letter covers the scope of our responsibilities and arrangements thereof :</text:span></text:p>
      <text:p text:style-name="P2"><text:span text:style-name="T6">RESPONSIBILITIES</text:span></text:p>
      <text:p text:style-name="P8"><text:span text:style-name="T3">Unless otherwise agreed upon, our responsibilities are :</text:span></text:p>
      <text:p text:style-name="P9"/>
      <text:p text:style-name="P8"><text:span text:style-name="T3">( a ) <text:s/><text:tab/>the provision of a natural person as Company Secretary.</text:span></text:p>
      <text:p text:style-name="P9"/>
      <text:p text:style-name="P8"><text:span text:style-name="T3">( b )<text:tab/>the preparation of routine resolutions and minutes of meetings of Directors and </text:span></text:p>
      <text:p text:style-name="P8"><text:span text:style-name="T3"><text:s text:c="11"/><text:tab/>Shareholders.</text:span></text:p>
      <text:p text:style-name="P9"/>
      <text:p text:style-name="P10"><text:span text:style-name="T3">( c ) <text:s/><text:tab/>the preparation and filing of statutory <text:s/>returns of “the Company” with the Accounting and Corporate Regulatory Authority.</text:span></text:p>
      <text:p text:style-name="P9"/>
      <text:p text:style-name="P10"><text:span text:style-name="T3">( d ) <text:s text:c="4"/><text:tab/>the safe-keeping and maintenance of “the Company’s” statutory registers, minutes book and other statutory records.</text:span></text:p>
      <text:p text:style-name="P1"/>
      <text:p text:style-name="P2"><text:span text:style-name="T3">During the continuance of our engagement, we will perform our duties ( all on the basis of lawful instructions and directions and information received ) to the best of our ability.</text:span></text:p>
      <text:p text:style-name="P2"><text:span text:style-name="T3">In order for statutory returns to be lodged within the prescribed time and the Statutory Registers to be kept up-to-date, we require your co-operation in supplying us with the requisite information promptly, whenever we are to attend to the preparation and/or lodgement of any statutory returns on your behalf.</text:span></text:p>
      <text:p text:style-name="P5"/>
      <text:p text:style-name="P5"/>
      <text:p text:style-name="P6"><text:span text:style-name="T3">Yours faithfully</text:span></text:p>
      <text:p text:style-name="P5"/>
      <text:p text:style-name="P5"/>
      <text:p text:style-name="P5"/>
      <text:p text:style-name="P4"><text:span text:style-name="T3">Sally Khor</text:span></text:p>
      <text:p text:style-name="P4"><text:span text:style-name="T3">BS Business Management Pte Ltd</text:span></text:p>
      <text:p text:style-name="P4"><text:span text:style-name="T3">Dir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5.01mm" fo:margin-bottom="14.01mm" fo:margin-left="25.4mm" fo:margin-right="29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2</meta:editing-cycles>
    <meta:print-date>2014-11-25T05:12:00</meta:print-date>
    <meta:creation-date>2015-05-18T09:22:00</meta:creation-date>
    <dc:date>2015-05-18T09:22:0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28" meta:word-count="232" meta:character-count="1455" meta:non-whitespace-character-count="12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